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3" svg:font-family="Tahoma"/>
    <style:font-face style:name="Arial Black" svg:font-family="'Arial Black'" style:font-family-generic="roman"/>
    <style:font-face style:name="Tahoma" svg:font-family="Tahoma" style:font-family-generic="swiss"/>
    <style:font-face style:name="Arial Unicode MS1" svg:font-family="'Arial Unicode MS'" style:font-pitch="variable"/>
    <style:font-face style:name="MS Gothic" svg:font-family="'MS Gothic'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Ari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text-properties style:font-name="Arial" fo:font-weight="normal" style:font-weight-asian="normal" style:font-weight-complex="normal"/>
    </style:style>
    <style:style style:name="P10" style:family="paragraph">
      <style:paragraph-properties fo:margin-left="0in" fo:margin-right="0in" fo:text-indent="0in" style:writing-mode="lr-tb">
        <style:tab-stops/>
      </style:paragraph-properties>
    </style:style>
    <style:style style:name="P11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02in" svg:stroke-color="#cccccc" draw:marker-start-width="0.1181in" draw:marker-start-center="false" draw:marker-end-width="0.1181in" draw:marker-end-center="false" draw:stroke-linejoin="miter" draw:fill="solid" draw:fill-color="#cccccc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voice</text:p>
      <text:p text:style-name="P2"/>
      <text:p text:style-name="P6">~company::name~</text:p>
      <text:p text:style-name="P6">~company::address1~</text:p>
      <text:p text:style-name="P6">~company::city~ ~company::prov~ ~company::prov~</text:p>
      <text:p text:style-name="P6">Phone: ~company::phone~</text:p>
      <text:p text:style-name="P2"/>
      <text:p text:style-name="P2">~client::company~</text:p>
      <text:p text:style-name="P2">~client::name~</text:p>
      <text:p text:style-name="P2">~client::city~ ~client::prov~ ~client::postalcode~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Desc</text:p>
          </table:table-cell>
          <table:table-cell table:style-name="Table1.A1" office:value-type="string">
            <text:p text:style-name="P8">Cost</text:p>
          </table:table-cell>
          <table:table-cell table:style-name="Table1.A1" office:value-type="string">
            <text:p text:style-name="P8">Quantity</text:p>
          </table:table-cell>
          <table:table-cell table:style-name="Table1.D1" office:value-type="string">
            <text:p text:style-name="P8">Total</text:p>
          </table:table-cell>
        </table:table-row>
        <table:table-row>
          <table:table-cell table:style-name="Table1.A2" office:value-type="string">
            <text:p text:style-name="P9">~repeatrow|product::desc~</text:p>
          </table:table-cell>
          <table:table-cell table:style-name="Table1.A2" office:value-type="string">
            <text:p text:style-name="P7">~product::rate~</text:p>
          </table:table-cell>
          <table:table-cell table:style-name="Table1.A2" office:value-type="string">
            <text:p text:style-name="P7">~product::qty~</text:p>
          </table:table-cell>
          <table:table-cell table:style-name="Table1.D2" office:value-type="string">
            <text:p text:style-name="P8">~product::total~</text:p>
          </table:table-cell>
        </table:table-row>
      </table:table>
      <text:p text:style-name="P2"/>
      <text:p text:style-name="P2">~if|paid~</text:p>
      <text:p text:style-name="P2">PAID <text:s text:c="4"/><text:span text:style-name="T1">~paid::date~</text:span></text:p>
      <text:p text:style-name="P2">~endif|paid~</text:p>
      <text:p text:style-name="P2"/>
      <text:p text:style-name="P2">~if|notpaid~</text:p>
      <text:p text:style-name="P5">Payment Due Date: <text:s text:c="4"/>~payment::due~</text:p>
      <text:p text:style-name="P2">~endif|notpaid~</text:p>
      <text:p text:style-name="P2"/>
      <text:p text:style-name="P2">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Tahoma3" svg:font-family="Tahoma"/>
    <style:font-face style:name="Arial Black" svg:font-family="'Arial Black'" style:font-family-generic="roman"/>
    <style:font-face style:name="Tahoma" svg:font-family="Tahoma" style:font-family-generic="swiss"/>
    <style:font-face style:name="Arial Unicode MS1" svg:font-family="'Arial Unicode MS'" style:font-pitch="variable"/>
    <style:font-face style:name="MS Gothic" svg:font-family="'MS Gothic'" style:font-pitch="variable"/>
    <style:font-face style:name="Tahoma2" svg:font-family="Tahoma" style:font-pitch="variable"/>
    <style:font-face style:name="Arial Black1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>
      <style:paragraph-properties fo:margin-left="0in" fo:margin-right="0in" fo:text-indent="0in" style:writing-mode="lr-tb">
        <style:tab-stops/>
      </style:paragraph-properties>
    </style:style>
    <style:style style:name="MP3" style:family="paragraph">
      <style:paragraph-properties text:enable-numbering="false"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MP4" style:family="paragraph" style:parent-style-name="Standard">
      <style:paragraph-properties fo:text-align="center" style:justify-single-word="false"/>
      <style:text-properties style:font-name="Arial"/>
    </style:style>
    <style:style style:name="Mgr1" style:family="graphic">
      <style:graphic-properties draw:stroke="none" svg:stroke-width="0.0102in" svg:stroke-color="#cccccc" draw:marker-start-width="0.1181in" draw:marker-start-center="false" draw:marker-end-width="0.1181in" draw:marker-end-center="false" draw:stroke-linejoin="miter" draw:fill="solid" draw:fill-color="#cccccc" draw:textarea-horizontal-align="center" draw:textarea-vertical-align="middle" draw:auto-grow-height="false" draw:fit-to-size="false" fo:min-height="0in" fo:min-width="0in" fo:padding-top="0.0516in" fo:padding-bottom="0.0516in" fo:padding-left="0.0984in" fo:padding-right="0.0984in" fo:wrap-option="wrap" draw:shadow="hidden" draw:shadow-offset-x="0.1181in" draw:shadow-offset-y="0.1181in" draw:shadow-color="#808080" style:run-through="back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~fw|paid~" draw:style-name="Mgr1" draw:text-style-name="MP3" svg:width="8.1669in" svg:height="3.0724in" draw:transform="rotate (0.7853981633973) translate (0.372944006999125in 6.49652777777778in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/style:header>
      <style:footer>
        <text:p text:style-name="MP4">~company::name~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3-04T13:40:50.56</dc:date>
    <dc:creator>Brian Kulyk</dc:creator>
    <meta:editing-duration>P1DT1H28M32S</meta:editing-duration>
    <meta:editing-cycles>13</meta:editing-cycles>
    <meta:generator>LibreOffice/3.3$Win32 LibreOffice_project/330m19$Build-6</meta:generator>
    <dc:title>Sample Invoice</dc:title>
    <meta:document-statistic meta:table-count="1" meta:image-count="0" meta:object-count="0" meta:page-count="1" meta:paragraph-count="24" meta:word-count="33" meta:character-count="406"/>
  </office:meta>
</office:document-meta>
</file>